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style:font-name="Liberation Serif" style:text-underline-style="none" officeooo:rsid="00487dd8" officeooo:paragraph-rsid="00024fef"/>
    </style:style>
    <style:style style:name="P2" style:family="paragraph" style:parent-style-name="Text_20_body">
      <style:text-properties style:font-name="Liberation Serif" fo:font-size="16pt" style:text-underline-style="solid" style:text-underline-width="auto" style:text-underline-color="font-color" fo:font-weight="bold" officeooo:rsid="00487dd8" officeooo:paragraph-rsid="00024fef" style:font-size-asian="16pt" style:font-weight-asian="bold" style:font-size-complex="16pt" style:font-weight-complex="bold"/>
    </style:style>
    <style:style style:name="P3" style:family="paragraph" style:parent-style-name="Text_20_body">
      <style:text-properties style:font-name="Liberation Serif" style:text-underline-style="none" officeooo:rsid="005f0471" officeooo:paragraph-rsid="00024fef"/>
    </style:style>
    <style:style style:name="P4" style:family="paragraph" style:parent-style-name="Heading_20_2">
      <style:text-properties style:font-name="Liberation Serif" fo:font-size="12pt" style:text-underline-style="solid" style:text-underline-width="auto" style:text-underline-color="font-color" officeooo:rsid="00487dd8" officeooo:paragraph-rsid="00024fef" style:font-size-asian="12pt" style:font-size-complex="12pt"/>
    </style:style>
    <style:style style:name="P5" style:family="paragraph" style:parent-style-name="Heading_20_1">
      <style:text-properties style:font-name="Liberation Serif" style:text-underline-style="solid" style:text-underline-width="auto" style:text-underline-color="font-color" officeooo:rsid="0028a8ef" officeooo:paragraph-rsid="00024fef"/>
    </style:style>
    <style:style style:name="P6" style:family="paragraph" style:parent-style-name="Text_20_body">
      <style:text-properties style:font-name="Liberation Serif" style:text-underline-style="none" officeooo:rsid="004a1011" officeooo:paragraph-rsid="00024fef"/>
    </style:style>
    <style:style style:name="P7" style:family="paragraph" style:parent-style-name="Text_20_body">
      <style:text-properties style:font-name="Liberation Serif" style:text-underline-style="solid" style:text-underline-width="auto" style:text-underline-color="font-color" fo:font-weight="bold" officeooo:rsid="001459ad" officeooo:paragraph-rsid="00024fef" style:font-weight-asian="bold" style:font-weight-complex="bold"/>
    </style:style>
    <style:style style:name="P8" style:family="paragraph" style:parent-style-name="Text_20_body">
      <style:text-properties style:font-name="Liberation Serif" style:text-underline-style="none" officeooo:rsid="001459ad" officeooo:paragraph-rsid="00024fef"/>
    </style:style>
    <style:style style:name="P9" style:family="paragraph" style:parent-style-name="Text_20_body">
      <style:text-properties style:font-name="Liberation Serif" style:text-underline-style="none" officeooo:rsid="0014cc5f" officeooo:paragraph-rsid="00024fef"/>
    </style:style>
    <style:style style:name="P10" style:family="paragraph" style:parent-style-name="Heading_20_1">
      <style:text-properties style:text-underline-style="solid" style:text-underline-width="auto" style:text-underline-color="font-color"/>
    </style:style>
    <style:style style:name="P11" style:family="paragraph" style:parent-style-name="Text_20_body">
      <style:text-properties style:text-underline-style="none" officeooo:rsid="00024fef" officeooo:paragraph-rsid="00024fef"/>
    </style:style>
    <style:style style:name="P12" style:family="paragraph" style:parent-style-name="Text_20_body">
      <style:text-properties style:text-underline-style="none" officeooo:rsid="00024fef" officeooo:paragraph-rsid="000780e3"/>
    </style:style>
    <style:style style:name="P13" style:family="paragraph" style:parent-style-name="Text_20_body">
      <style:text-properties style:text-underline-style="none" officeooo:rsid="00024fef" officeooo:paragraph-rsid="00062bde"/>
    </style:style>
    <style:style style:name="P14" style:family="paragraph" style:parent-style-name="Text_20_body">
      <style:text-properties style:text-underline-style="none" officeooo:rsid="00026fe2" officeooo:paragraph-rsid="00026fe2"/>
    </style:style>
    <style:style style:name="P15" style:family="paragraph" style:parent-style-name="Heading_20_1">
      <style:text-properties style:text-underline-style="solid" style:text-underline-width="auto" style:text-underline-color="font-color" officeooo:rsid="0002bf41" officeooo:paragraph-rsid="0002bf41"/>
    </style:style>
    <style:style style:name="P16" style:family="paragraph" style:parent-style-name="Text_20_body">
      <style:text-properties style:text-underline-style="none" officeooo:rsid="00024fef" officeooo:paragraph-rsid="0002bf41"/>
    </style:style>
    <style:style style:name="P17" style:family="paragraph" style:parent-style-name="Text_20_body">
      <style:text-properties style:text-underline-style="none" officeooo:rsid="000780e3" officeooo:paragraph-rsid="000780e3"/>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062bde"/>
    </style:style>
    <style:style style:name="T12" style:family="text">
      <style:text-properties officeooo:rsid="00026fe2"/>
    </style:style>
    <style:style style:name="T13" style:family="text">
      <style:text-properties officeooo:rsid="000780e3"/>
    </style:style>
    <style:style style:name="T14" style:family="text">
      <style:text-properties officeooo:rsid="0004e20f"/>
    </style:style>
    <style:style style:name="T15" style:family="text">
      <style:text-properties officeooo:rsid="0002bf41"/>
    </style:style>
    <style:style style:name="T16" style:family="text">
      <style:text-properties officeooo:rsid="00083b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ow are all the Functional and Non-Functional Requirements that I have identified:</text:p>
      <text:p text:style-name="P2">Functional Requirements <text:span text:style-name="T1">(FR)</text:span>:</text:p>
      <text:p text:style-name="P1"><text:line-break/><text:span text:style-name="T2">1. User Accounts</text:span><text:line-break/>1.1 The system allows users to register.<text:line-break/>1.2 The system allows users to log in.</text:p>
      <text:p text:style-name="P1">1.<text:span text:style-name="T1">3</text:span> The system allows users to log out.<text:line-break/>1.<text:span text:style-name="T1">4</text:span> The system allows users to update account details.</text:p>
      <text:p text:style-name="P1"><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3">2.7 User can update a booking.</text:p>
      <text:p text:style-name="P1"><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1"><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1"/>
      <text:p text:style-name="P2">Non-Functional Requirements <text:span text:style-name="T1">(NFR)</text:span>:</text:p>
      <text:p text:style-name="P1"><text:soft-page-break/><text:line-break/><text:span text:style-name="T2">1. Security</text:span><text:line-break/>1.1 Passwords are encrypted.<text:line-break/>1.2 Role-based access is enforced.<text:line-break/>1.3 Unauthorised access is prevented.</text:p>
      <text:p text:style-name="P1"><text:span text:style-name="T3">1</text:span>.<text:span text:style-name="T3">4</text:span> Users can only access their own bookings. </text:p>
      <text:p text:style-name="P1"><text:span text:style-name="T2">2. Performance</text:span><text:line-break/>2.1 Pages load within 3 seconds.<text:line-break/><text:line-break/><text:span text:style-name="T2">4. Usability</text:span><text:line-break/>4.1 The system is easy to use.<text:line-break/>4.2 The booking process is simple.</text:p>
      <text:p text:style-name="P1">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4" text:outline-level="2"><text:span text:style-name="T9">6. </text:span>Data Integrity</text:h>
      <text:p text:style-name="P1"><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4" text:outline-level="2"><text:span text:style-name="T9">7. </text:span>Scalability &amp; Maintainability</text:h>
      <text:p text:style-name="P1">7.1 The system allows future expansion (e.g., online payments).<text:line-break/>7.2 Code follows consistent structure and naming conventions.<text:line-break/>7.3 Key system actions are logged for monitoring and auditing.</text:p>
      <text:h text:style-name="P5" text:outline-level="1">User Acceptance Criteria (UAC):</text:h>
      <text:p text:style-name="P6">Here are the UAC’s that I have identified:</text:p>
      <text:p text:style-name="P6"><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6"><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text:soft-page-break/>2.3 If a user selects over 200 guests, when they attempt to confirm, then the booking is rejected.<text:line-break/>2.4 If a booking exceeds permitted times, when confirmation is attempted, then the system blocks the booking.</text:p>
      <text:p text:style-name="P6"><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7">4.UI</text:p>
      <text:p text:style-name="P8">4.1 UI is easy to navigate</text:p>
      <text:p text:style-name="P8">4.2 Contrasting colours on the website</text:p>
      <text:p text:style-name="P9">4.2 Text is easy to read and understand</text:p>
      <text:h text:style-name="P10" text:outline-level="1">Opening Statement:</text:h>
      <text:p text:style-name="P11">Before I start my development I want to discuss my version control and what will be contained in each version. I will have a minimum of 3 version so that can can build and each version and use them as a baseline for the next version to come. I am doing this as this will help me see what is going well, what is going back and any impacts that it may have in the future. I can also use to identify any small or large parts that I may have missed.</text:p>
      <text:p text:style-name="P12">For my version one I aim to build the core functionalities this includes communication to and from the database(FR 6), allowing users to create a booking <text:span text:style-name="T11">and</text:span><text:span text:style-name="T12"> select services </text:span>(FR 2.1), and allow users to register an account and log in with said account (FR 1, <text:span text:style-name="T12">and UAC 1.1</text:span> Excluding <text:span text:style-name="T13">FR </text:span>1.4). I am doing this to create a foundation that I can build on for my next versions to come.</text:p>
      <text:p text:style-name="P13">For my <text:span text:style-name="T12">version 2 I will use my version 1 to build on the core functionalities and expand the booking system so it allows the user to amend and cancel a booking </text:span><text:span text:style-name="T14">and view the</text:span><text:span text:style-name="T11">ir</text:span><text:span text:style-name="T14"> booking</text:span><text:span text:style-name="T12"> (FR 2.7, 2.8, UAC 3.3) and allow the user to update and change their account details (FR 1.4). This version focuses on refining the core functionalities (FR 1, 2, 3, 6) so that in the next version/s to come I will expand on these.</text:span></text:p>
      <text:p text:style-name="P14">For my version 3 or more I will be expanding the functionalities so that the staff and admin functionalities are added (FR 4, 5) and start styling the website with the colour scheme and start giving the website a nice clean and clear visual appearance <text:span text:style-name="T15">with a clear defined navigation bar (UAC 4). </text:span><text:span text:style-name="T11">I will also implement assigning staff to the bookings.</text:span></text:p>
      <text:p text:style-name="P14"/>
      <text:p text:style-name="P14"/>
      <text:p text:style-name="P14"/>
      <text:h text:style-name="P15" text:outline-level="1"><text:soft-page-break/>Version 1 Development:</text:h>
      <text:p text:style-name="P16">For my version one I aim to build the core functionalities this includes communication to and from the database(FR 6), allowing users to create a booking(FR 2.1/ <text:span text:style-name="T12">UAC 3.1, 3.2, 2</text:span>), and allow users to register an account and log in with said account (FR 1, Excluding 1.4 <text:span text:style-name="T12">and UAC 1.1</text:span>). I am doing this to create a foundation that I can build on for my next versions to come.</text:p>
      <text:p text:style-name="P17">In my version 1 I built the login and registration system where when the user logs in their details are but into the database and the users password is hashed before it is entered into the database (FR 1.1-1.3). I also created a booking system that allows the user to book with a date and time, a function room and services which are linked to the booking using a table and the booking id and service id are treated as composite keys <text:span text:style-name="T16">(FR 3.1, 6.3)</text:span>. <text:span text:style-name="T16">I have created what I said I would originally and in my next version I plan to expand on the functionalities and add the cost calculation along with the booking restrictions.</text:spa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21T14:23:19.517933600</meta:creation-date>
    <meta:generator>LibreOffice/26.2.0.3$Windows_X86_64 LibreOffice_project/620$Build-3</meta:generator>
    <dc:date>2026-02-21T18:58:02.002696700</dc:date>
    <meta:editing-duration>PT9M23S</meta:editing-duration>
    <meta:editing-cycles>1</meta:editing-cycles>
    <meta:document-statistic meta:table-count="0" meta:image-count="0" meta:object-count="0" meta:page-count="4" meta:paragraph-count="34" meta:word-count="1101" meta:character-count="6322" meta:non-whitespace-character-count="5244"/>
  </office:meta>
</office:document-meta>
</file>